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office:automatic-styles>
  <office:body>
    <office:text text:use-soft-page-breaks="true">
      <text:p text:style-name="P1">SG4</text:p>
      <text:p text:style-name="Normal"><text:span text:style-name="T2">STUDENT:<text:s/></text:span>Hi, sir.<text:s/>Could I have your attention, please.<text:s/></text:p>
      <text:p text:style-name="Normal"><text:span text:style-name="T3">TEACHER:<text:s/></text:span>Oh, yes.<text:s/>What’s the matter?<text:s/>What happened? Is everything okay.<text:s/></text:p>
      <text:p text:style-name="Normal"><text:span text:style-name="T4">STUDENT:<text:s/></text:span>I<text:s/>get lost. Could you please tell me where I am right now.<text:s/></text:p>
      <text:p text:style-name="Normal"><text:span text:style-name="T5">TEACHER:<text:s/></text:span>Okay. We<text:s/>are in Terminal 1. Okay. And where are you headed?</text:p>
      <text:p text:style-name="Normal"><text:span text:style-name="T6">STUDENT:<text:s/></text:span>I<text:s/>don't know. Could you give me a map.<text:s/></text:p>
      <text:p text:style-name="Normal"><text:span text:style-name="T7">TEACHER:<text:s/></text:span>Okay. Yes. Here is the map. Okay. And we are...<text:s/></text:p>
      <text:p text:style-name="Normal"><text:span text:style-name="T8">STUDENT:<text:s/></text:span>This is my boarding pass.<text:s/></text:p>
      <text:p text:style-name="Normal"><text:span text:style-name="T9">TEACHER:<text:s/></text:span>Okay. So, you are headed to C6, Gate C6.<text:s/></text:p>
      <text:p text:style-name="Normal"><text:span text:style-name="T10">STUDENT:<text:s/></text:span>Yes.<text:s/></text:p>
      <text:p text:style-name="Normal"><text:span text:style-name="T11">TEACHER:<text:s/></text:span>Which is in Concourse C. Okay?</text:p>
      <text:p text:style-name="Normal">Okay. But here we are on the first floor. This is the second floor. Okay. You need to go to the second floor. So here is the map of the second floor.</text:p>
      <text:p text:style-name="Normal"><text:span text:style-name="T12">STUDENT:<text:s/></text:span>Would you please tell me the shortest way to go?<text:s/></text:p>
      <text:p text:style-name="Normal"><text:span text:style-name="T13">TEACHER:<text:s/></text:span>Okay, yes, of course. If you want, we can, I can call a shuttle for you. What time is your boarding time?<text:s/></text:p>
      <text:p text:style-name="Normal"><text:span text:style-name="T14">STUDENT:<text:s/></text:span>10.20 a.m.<text:s/></text:p>
      <text:p text:style-name="Normal"><text:span text:style-name="T15">TEACHER:<text:s/></text:span>Okay, so we have almost 30 minutes. <text:s/>You are on time.<text:s/><text:line-break/>And okay, if you want, you can go upstairs through that stair over there. And concourse C is 30 meter… 30 meters on the other side across the entrance. Do you want me to explain you how to get there? Or if you want, I can call a shuttle.<text:s/></text:p>
      <text:p text:style-name="Normal"><text:span text:style-name="T16">STUDENT:<text:s/></text:span>Could you please tell me if there is some restaurants over<text:s/>there?<text:s/></text:p>
      <text:p text:style-name="Normal"><text:span text:style-name="T17">TEACHER:<text:s/></text:span>Oh, yes, there are if you want. If you are not in a hurry, there are some, there is a café before the concourse C where you can, yeah, you can relax. But I don't know if you have time enough to go there because you also have to pass the security check<text:s/></text:p>
      <text:p text:style-name="Normal"><text:span text:style-name="T18">STUDENT:<text:s/></text:span>Okay thank you for information and I have to go.</text:p>
      <text:p text:style-name="Normal"><text:span text:style-name="T19">TEACHER:<text:s/></text:span>Okay uh so do you don't want me to call the shuttle?</text:p>
      <text:p text:style-name="Normal"><text:span text:style-name="T20">STUDENT:<text:s/></text:span>No, I think I’ll go by foot.</text:p>
      <text:p text:style-name="Normal"><text:span text:style-name="T21">TEACHER:<text:s/></text:span>Okay so to summarize you arrive here…</text:p>
      <text:p text:style-name="Normal"><text:span text:style-name="T22">STUDENT:<text:s/></text:span>Okay.<text:s/></text:p>
      <text:soft-page-break/>
      <text:p text:style-name="Normal"><text:span text:style-name="T23">TEACHER:<text:s/></text:span>Here on<text:s/>the map, and you go straight to the other part of the terminal, of the of the Hall of the airport and you reach the info-point in front of the concourse c here you have to pass the security check….</text:p>
      <text:p text:style-name="Normal"><text:span text:style-name="T24">STUDENT:<text:s/></text:span>And then after I am arrived.<text:s/></text:p>
      <text:p text:style-name="Normal"><text:span text:style-name="T25">TEACHER:<text:s/></text:span>Yes<text:s/></text:p>
      <text:p text:style-name="Normal"><text:span text:style-name="T26">STUDENT:<text:s/></text:span>Okay thank you very much<text:s/></text:p>
      <text:p text:style-name="Normal"><text:span text:style-name="T27">TEACHER:<text:s/></text:span>You're welcome, you can take the map with you if you want<text:s/></text:p>
      <text:p text:style-name="Normal"><text:span text:style-name="T28">STUDENT:<text:s/></text:span>Oh, thank you</text:p>
      <text:p text:style-name="Normal"><text:span text:style-name="T29">TEACHER:<text:s/></text:span>So, you won't get lost again okay<text:s/></text:p>
      <text:p text:style-name="Normal"><text:span text:style-name="T30">STUDENT:<text:s/></text:span>Sure<text:s/></text:p>
      <text:p text:style-name="Normal"><text:span text:style-name="T31">TEACHER:<text:s/></text:span>So yes, i know that airport can be confusing uh every now and then but no problem you're on time, map so you have everything you need<text:s/></text:p>
      <text:p text:style-name="Normal"><text:span text:style-name="T32">STUDENT:<text:s/></text:span>Okay thank you very much<text:s/></text:p>
      <text:p text:style-name="Normal"><text:span text:style-name="T33">TEACHER:<text:s/></text:span>Oh no worries thank you have a safe flight and enjoy your staying where are you going sorry?<text:s/></text:p>
      <text:p text:style-name="Normal"><text:span text:style-name="T34">STUDENT:<text:s/></text:span>To, London<text:s/></text:p>
      <text:p text:style-name="Normal"><text:span text:style-name="T35">TEACHER:<text:s/></text:span>Okay so enjoy your staying in London<text:s/></text:p>
      <text:p text:style-name="Normal"><text:span text:style-name="T36">STUDENT:<text:s/></text:span>Thank you very much, okay bye<text:s/></text:p>
      <text:p text:style-name="Normal"><text:span text:style-name="T37">TEACHER:<text:s/></text:span>Have a safe flight</text:p>
      <text:p text:style-name="Normal"><text:span text:style-name="T38">STUDENT:<text:s/></text:span><text:s/>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7T10:37:00Z</meta:creation-date>
    <dc:date>2025-12-24T10:13:00Z</dc:date>
    <meta:template xlink:href="Normal" xlink:type="simple"/>
    <meta:editing-cycles>2</meta:editing-cycles>
    <meta:editing-duration>PT1020S</meta:editing-duration>
    <meta:document-statistic meta:page-count="2" meta:paragraph-count="5" meta:word-count="390" meta:character-count="2609" meta:row-count="18" meta:non-whitespace-character-count="2224"/>
  </office:meta>
</office:document-meta>
</file>